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B8000000AD556D160E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294cm" svg:x="0.249cm" svg:y="0.25cm">
          <draw:image xlink:href="Pictures/20000002000001B8000000AD556D160E.eps" xlink:type="simple" xlink:show="embed" xlink:actuate="onLoad">
            <text:p/>
          </draw:image>
        </draw:frame>
        <draw:frame draw:style-name="gr2" draw:text-style-name="P2" draw:layer="layout" svg:width="1.637cm" svg:height="0.696cm" svg:x="1.69cm" svg:y="0.619cm">
          <draw:text-box>
            <text:p><text:span text:style-name="T1">خارجی بلند</text:span></text:p>
          </draw:text-box>
        </draw:frame>
        <draw:frame draw:style-name="gr2" draw:text-style-name="P2" draw:layer="layout" svg:width="1.535cm" svg:height="0.696cm" svg:x="5.382cm" svg:y="0.709cm">
          <draw:text-box>
            <text:p><text:span text:style-name="T1">داخلی بلند</text:span></text:p>
          </draw:text-box>
        </draw:frame>
        <draw:frame draw:style-name="gr2" draw:text-style-name="P2" draw:layer="layout" svg:width="1.793cm" svg:height="0.696cm" svg:x="1.628cm" svg:y="2.568cm">
          <draw:text-box>
            <text:p><text:span text:style-name="T1">خارجی پست</text:span></text:p>
          </draw:text-box>
        </draw:frame>
        <draw:frame draw:style-name="gr2" draw:text-style-name="P2" draw:layer="layout" svg:width="1.692cm" svg:height="0.696cm" svg:x="5.385cm" svg:y="2.426cm">
          <draw:text-box>
            <text:p><text:span text:style-name="T1">داخلی پست</text:span></text:p>
          </draw:text-box>
        </draw:frame>
        <draw:frame draw:style-name="gr3" draw:layer="layout" svg:width="0.897cm" svg:height="0.529cm" svg:x="0.551cm" svg:y="0.9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55cm" svg:height="0.529cm" svg:x="0.551cm" svg:y="2.39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2cm" svg:height="0.529cm" svg:x="7.01cm" svg:y="1.17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777cm" svg:height="0.529cm" svg:x="7.01cm" svg:y="2.18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904cm" svg:height="0.529cm" svg:x="3.904cm" svg:y="0.2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862cm" svg:height="0.529cm" svg:x="4.408cm" svg:y="2.97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1" draw:layer="layout" svg:x1="4.176cm" svg:y1="0.761cm" svg:x2="4.176cm" svg:y2="1.2cm">
          <text:p/>
        </draw:line>
        <draw:line draw:style-name="gr4" draw:text-style-name="P1" draw:layer="layout" svg:x1="4.421cm" svg:y1="2.027cm" svg:x2="4.421cm" svg:y2="2.466cm">
          <text:p/>
        </draw:line>
        <draw:line draw:style-name="gr4" draw:text-style-name="P1" draw:layer="layout" svg:x1="4.441cm" svg:y1="3.173cm" svg:x2="4.441cm" svg:y2="2.734cm">
          <text:p/>
        </draw:line>
        <draw:line draw:style-name="gr4" draw:text-style-name="P1" draw:layer="layout" svg:x1="4.186cm" svg:y1="1.936cm" svg:x2="4.186cm" svg:y2="1.497cm">
          <text:p/>
        </draw:line>
        <draw:frame draw:style-name="gr3" draw:layer="layout" svg:width="0.917cm" svg:height="0.529cm" svg:x="0.551cm" svg:y="0.33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917cm" svg:height="0.529cm" svg:x="7.01cm" svg:y="0.3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421cm" svg:height="0.469cm" svg:x="0.551cm" svg:y="2.8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421cm" svg:height="0.469cm" svg:x="7.01cm" svg:y="2.845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2-03T17:12:34</dc:date>
    <dc:creator>kkk </dc:creator>
    <meta:generator>LibreOffice/3.3$Linux LibreOffice_project/330m19$Build-401</meta:generator>
    <meta:editing-duration>PT10H56M56S</meta:editing-duration>
    <meta:editing-cycles>61</meta:editing-cycles>
    <meta:document-statistic meta:object-count="19"/>
  </office:meta>
</office:document-meta>
</file>

<file path=Object 1/content.xml><?xml version="1.0" encoding="utf-8"?>
<math xmlns="http://www.w3.org/1998/Math/MathML">
  <semantics>
    <msub>
      <mi>V</mi>
      <mi mathvariant="italic">OH</mi>
    </msub>
    <annotation encoding="StarMath 5.0">V_{OH}</annotation>
  </semantics>
</math>
</file>

<file path=Object 10/content.xml><?xml version="1.0" encoding="utf-8"?>
<math xmlns="http://www.w3.org/1998/Math/MathML">
  <semantics>
    <mn>0</mn>
    <annotation encoding="StarMath 5.0">0</annotation>
  </semantics>
</math>
</file>

<file path=Object 2/content.xml><?xml version="1.0" encoding="utf-8"?>
<math xmlns="http://www.w3.org/1998/Math/MathML">
  <semantics>
    <msub>
      <mi>V</mi>
      <mi mathvariant="italic">OL</mi>
    </msub>
    <annotation encoding="StarMath 5.0">V_{OL}</annotation>
  </semantics>
</math>
</file>

<file path=Object 3/content.xml><?xml version="1.0" encoding="utf-8"?>
<math xmlns="http://www.w3.org/1998/Math/MathML">
  <semantics>
    <msub>
      <mi>V</mi>
      <mi mathvariant="italic">IH</mi>
    </msub>
    <annotation encoding="StarMath 5.0">V_{IH}</annotation>
  </semantics>
</math>
</file>

<file path=Object 4/content.xml><?xml version="1.0" encoding="utf-8"?>
<math xmlns="http://www.w3.org/1998/Math/MathML">
  <semantics>
    <msub>
      <mi>V</mi>
      <mi mathvariant="italic">IL</mi>
    </msub>
    <annotation encoding="StarMath 5.0">V_{IL}</annotation>
  </semantics>
</math>
</file>

<file path=Object 5/content.xml><?xml version="1.0" encoding="utf-8"?>
<math xmlns="http://www.w3.org/1998/Math/MathML">
  <semantics>
    <msub>
      <mi>V</mi>
      <mi mathvariant="italic">NH</mi>
    </msub>
    <annotation encoding="StarMath 5.0">V_{NH}</annotation>
  </semantics>
</math>
</file>

<file path=Object 6/content.xml><?xml version="1.0" encoding="utf-8"?>
<math xmlns="http://www.w3.org/1998/Math/MathML">
  <semantics>
    <msub>
      <mi>V</mi>
      <mi mathvariant="italic">NL</mi>
    </msub>
    <annotation encoding="StarMath 5.0">V_{NL}</annotation>
  </semantics>
</math>
</file>

<file path=Object 7/content.xml><?xml version="1.0" encoding="utf-8"?>
<math xmlns="http://www.w3.org/1998/Math/MathML">
  <semantics>
    <msub>
      <mi>V</mi>
      <mi mathvariant="italic">DD</mi>
    </msub>
    <annotation encoding="StarMath 5.0">V_{DD}</annotation>
  </semantics>
</math>
</file>

<file path=Object 8/content.xml><?xml version="1.0" encoding="utf-8"?>
<math xmlns="http://www.w3.org/1998/Math/MathML">
  <semantics>
    <msub>
      <mi>V</mi>
      <mi mathvariant="italic">DD</mi>
    </msub>
    <annotation encoding="StarMath 5.0">V_{DD}</annotation>
  </semantics>
</math>
</file>

<file path=Object 9/content.xml><?xml version="1.0" encoding="utf-8"?>
<math xmlns="http://www.w3.org/1998/Math/MathML">
  <semantics>
    <mn>0</mn>
    <annotation encoding="StarMath 5.0">0</annotation>
  </semantics>
</math>
</file>